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Comic Sans MS" fo:font-size="32pt" officeooo:rsid="000485be" officeooo:paragraph-rsid="000485be" style:font-size-asian="32pt" style:font-size-complex="32pt"/>
    </style:style>
    <style:style style:name="P4" style:family="paragraph" style:parent-style-name="Text_20_body">
      <style:text-properties fo:font-size="18pt" officeooo:rsid="0005f432" officeooo:paragraph-rsid="0005f432" style:font-size-asian="18pt" style:font-size-complex="18pt"/>
    </style:style>
    <style:style style:name="P5" style:family="paragraph" style:parent-style-name="Heading_20_2">
      <style:paragraph-properties fo:break-before="page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spberry Pi 2 Desktop PC</text:h>
      <text:p text:style-name="P1">Grant Root</text:p>
      <text:p text:style-name="P1"/>
      <text:p text:style-name="Text_20_body">This is a demonstration of how the new Raspberry Pi 2 has the horsepower to function as a full-fledged PC. Word processing, spreadsheets, web browsing, YouTube videos, and lots of games are no problem for the new Pi.</text:p>
      <text:p text:style-name="Text_20_body">The Raspberry Pi 2 Model B boasts a 900MHz ARMv7 processor, 1GB RAM, four USB ports, HDMI (1080p), composite video, audio, an Ethernet network port, and 40 GPIO (general purpose input / output) pins for sensors, controllers, etc.</text:p>
      <text:h text:style-name="Heading_20_2" text:outline-level="2">Parts</text:h>
      <text:list xml:id="list8248829808855087070" text:style-name="L1">
        <text:list-item>
          <text:p text:style-name="P2"><draw:frame draw:style-name="fr1" draw:name="graphics3" text:anchor-type="paragraph" svg:x="2.6346in" svg:y="0.1571in" svg:width="4.1146in" svg:height="2.1146in" draw:z-index="0"><draw:image xlink:href="http://img.deusm.com/informationweek/2015/02/1319064/Pi2ModB1GB.jpeg" xlink:type="simple" xlink:show="embed" xlink:actuate="onLoad"/></draw:frame>Raspberry Pi 2 Model B (1GB RAM)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22151775283016" text:continue-numbering="true" text:style-name="L1">
        <text:list-item>
          <text:p text:style-name="P2">5V 1A Raspberry Pi power supply</text:p>
        </text:list-item>
        <text:list-item>
          <text:p text:style-name="P2">32GB SD card</text:p>
        </text:list-item>
        <text:list-item>
          <text:p text:style-name="P2">Transparent clear acrylic case for Raspberry Pi B+ / 2</text:p>
        </text:list-item>
        <text:list-item>
          <text:p text:style-name="P2">Wi-Pi USB wireless-N adapter</text:p>
        </text:list-item>
        <text:list-item>
          <text:p text:style-name="P2">Monitor / keyboard / mouse / speakers</text:p>
        </text:list-item>
      </text:list>
      <text:p text:style-name="Text_20_body"/>
      <text:p text:style-name="P3">Play some games!</text:p>
      <text:h text:style-name="P5" text:outline-level="2">Demo Notes</text:h>
      <text:p text:style-name="Text_20_body"/>
      <text:p text:style-name="P4">Username: pi</text:p>
      <text:p text:style-name="P4">Password: dlug</text:p>
      <text:p text:style-name="P4"/>
      <text:p text:style-name="P4">Set to automatically log in and start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4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Comic Sans MS1" fo:font-family="'Comic Sans MS'" style:font-style-name="Bold" style:font-family-generic="script" style:font-pitch="variable" fo:font-size="200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2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2:44:54</meta:creation-date>
    <dc:date>2015-02-13T12:21:46.258438301</dc:date>
    <meta:editing-duration>PT27M25S</meta:editing-duration>
    <meta:editing-cycles>5</meta:editing-cycles>
    <meta:generator>LibreOffice/4.3.3.2$Linux_X86_64 LibreOffice_project/430m0$Build-2</meta:generator>
    <meta:print-date>2015-02-13T12:20:42.140505896</meta:print-date>
    <meta:document-statistic meta:table-count="0" meta:image-count="1" meta:object-count="0" meta:page-count="2" meta:paragraph-count="16" meta:word-count="144" meta:character-count="776" meta:non-whitespace-character-count="654"/>
  </office:meta>
</office:document-meta>
</file>